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Helvetica Neue" svg:font-family="'Helvetica Neue', Helvetica, Arial, sans-serif"/>
    <style:font-face style:name="Verdana" svg:font-family="Verdana, Arial, Helvetica, sans-serif"/>
    <style:font-face style:name="arial" svg:font-family="arial"/>
    <style:font-face style:name="Monospace" svg:font-family="Monospace" style:font-family-generic="roman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000000" style:font-name="Monospace" fo:font-size="10pt" fo:letter-spacing="normal" fo:font-style="normal" fo:font-weight="normal" officeooo:rsid="04601d35" officeooo:paragraph-rsid="000b9ee3" fo:background-color="transparent" style:font-size-asian="10pt"/>
    </style:style>
    <style:style style:name="P2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000000" style:font-name="Monospace" fo:font-size="10pt" fo:letter-spacing="normal" fo:font-style="normal" fo:font-weight="normal" officeooo:rsid="04601d35" officeooo:paragraph-rsid="000b9ee3" fo:background-color="transparent" style:font-size-asian="10pt"/>
    </style:style>
    <style:style style:name="P3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000000" style:font-name="Monospace" fo:font-size="10pt" fo:letter-spacing="normal" fo:font-style="normal" fo:font-weight="normal" officeooo:rsid="04601d35" officeooo:paragraph-rsid="000be5b4" fo:background-color="transparent" style:font-size-asian="10pt"/>
    </style:style>
    <style:style style:name="P4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000000" style:font-name="Monospace" fo:font-size="10pt" fo:letter-spacing="normal" fo:font-style="normal" fo:font-weight="normal" officeooo:rsid="000be5b4" officeooo:paragraph-rsid="000be5b4" fo:background-color="transparent" style:font-size-asian="10pt"/>
    </style:style>
    <style:style style:name="P5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000000" style:font-name="Monospace" fo:font-size="10pt" fo:letter-spacing="normal" fo:font-style="normal" fo:font-weight="normal" officeooo:rsid="000d8824" officeooo:paragraph-rsid="000d8824" fo:background-color="transparent" style:font-size-asian="10pt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000000" style:font-name="Monospace" fo:font-size="10pt" fo:letter-spacing="normal" fo:font-style="normal" fo:font-weight="normal" officeooo:rsid="00133b06" officeooo:paragraph-rsid="00133b06" fo:background-color="transparent" style:font-size-asian="10pt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000000" style:font-name="Monospace" fo:font-size="10pt" fo:letter-spacing="normal" fo:font-style="normal" fo:font-weight="normal" officeooo:paragraph-rsid="00133b06"/>
    </style:style>
    <style:style style:name="P8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000000" style:font-name="Monospace" fo:font-size="10pt" fo:letter-spacing="normal" fo:font-style="normal" fo:font-weight="normal" officeooo:rsid="0016cff0" officeooo:paragraph-rsid="0016cff0"/>
    </style:style>
    <style:style style:name="P9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ff3333" style:font-name="Monospace" fo:font-size="10pt" fo:letter-spacing="normal" fo:font-style="normal" fo:font-weight="normal" officeooo:rsid="000d8824" officeooo:paragraph-rsid="000d8824" fo:background-color="transparent" style:font-size-asian="10pt"/>
    </style:style>
    <style:style style:name="P10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222222" style:font-name="Helvetica Neue" fo:font-size="9.75pt" fo:letter-spacing="normal" fo:font-style="normal" fo:font-weight="normal" officeooo:rsid="00115248" officeooo:paragraph-rsid="00115248" fo:background-color="transparent" style:font-size-asian="10pt"/>
    </style:style>
    <style:style style:name="P11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#00ccff">
        <style:background-image/>
      </style:paragraph-properties>
      <style:text-properties fo:font-variant="normal" fo:text-transform="none" fo:color="#000000" style:font-name="Monospace" fo:font-size="10pt" fo:letter-spacing="normal" fo:font-style="normal" fo:font-weight="normal" officeooo:rsid="04601d35" officeooo:paragraph-rsid="000b9ee3" fo:background-color="transparent" style:font-size-asian="10pt"/>
    </style:style>
    <style:style style:name="P12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#00ccff">
        <style:background-image/>
      </style:paragraph-properties>
      <style:text-properties fo:font-variant="normal" fo:text-transform="none" fo:color="#000000" style:font-name="Monospace" fo:font-size="10pt" fo:letter-spacing="normal" fo:font-style="normal" fo:font-weight="normal" officeooo:rsid="04601d35" officeooo:paragraph-rsid="000be5b4" fo:background-color="transparent" style:font-size-asian="10pt"/>
    </style:style>
    <style:style style:name="P13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#00ccff">
        <style:background-image/>
      </style:paragraph-properties>
      <style:text-properties fo:font-variant="normal" fo:text-transform="none" fo:color="#000000" style:font-name="Monospace" fo:font-size="10pt" fo:letter-spacing="normal" fo:font-style="normal" fo:font-weight="normal" officeooo:rsid="000d8824" officeooo:paragraph-rsid="000d8824" fo:background-color="transparent" style:font-size-asian="10pt"/>
    </style:style>
    <style:style style:name="P14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#00ccff">
        <style:background-image/>
      </style:paragraph-properties>
      <style:text-properties fo:font-variant="normal" fo:text-transform="none" fo:color="#000000" style:font-name="Monospace" fo:font-size="10pt" fo:letter-spacing="normal" fo:font-style="normal" fo:font-weight="normal" officeooo:rsid="0016cff0" officeooo:paragraph-rsid="0016cff0"/>
    </style:style>
    <style:style style:name="P15" style:family="paragraph" style:parent-style-name="Text_20_body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000000" fo:letter-spacing="normal" officeooo:paragraph-rsid="000b9ee3"/>
    </style:style>
    <style:style style:name="P16" style:family="paragraph" style:parent-style-name="Text_20_body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000000" fo:letter-spacing="normal" officeooo:paragraph-rsid="000b9ee3"/>
    </style:style>
    <style:style style:name="P17" style:family="paragraph" style:parent-style-name="Text_20_body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000000" fo:letter-spacing="normal" officeooo:paragraph-rsid="000d8824" style:font-name-asian="Verdana" style:font-size-asian="10.5pt" style:font-style-asian="normal" style:font-weight-asian="normal"/>
    </style:style>
    <style:style style:name="P18" style:family="paragraph" style:parent-style-name="Text_20_body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000000" style:font-name="Verdana" fo:font-size="10.5pt" fo:letter-spacing="normal" fo:font-style="normal" fo:font-weight="normal" officeooo:rsid="000be5b4" officeooo:paragraph-rsid="000d8824" fo:background-color="transparent" style:font-name-asian="Verdana" style:font-size-asian="10.5pt" style:font-style-asian="normal" style:font-weight-asian="normal"/>
    </style:style>
    <style:style style:name="P19" style:family="paragraph" style:parent-style-name="Text_20_body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000000" style:font-name="Verdana" fo:font-size="10.5pt" fo:letter-spacing="normal" fo:font-style="normal" fo:font-weight="normal" officeooo:rsid="000be5b4" officeooo:paragraph-rsid="00102652" fo:background-color="transparent" style:font-name-asian="Verdana" style:font-size-asian="10.5pt" style:font-style-asian="normal" style:font-weight-asian="normal"/>
    </style:style>
    <style:style style:name="P20" style:family="paragraph" style:parent-style-name="Text_20_body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000000" style:font-name="Verdana" fo:font-size="10.5pt" fo:letter-spacing="normal" fo:font-style="normal" fo:font-weight="normal" officeooo:rsid="00102652" officeooo:paragraph-rsid="00102652" fo:background-color="transparent" style:font-name-asian="Verdana" style:font-size-asian="10.5pt" style:font-style-asian="normal" style:font-weight-asian="normal"/>
    </style:style>
    <style:style style:name="P21" style:family="paragraph" style:parent-style-name="Text_20_body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000000" style:font-name="Verdana" fo:font-size="10.5pt" fo:letter-spacing="normal" fo:font-style="normal" fo:font-weight="normal" officeooo:paragraph-rsid="00133b06"/>
    </style:style>
    <style:style style:name="P22" style:family="paragraph" style:parent-style-name="Text_20_body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000000" style:font-name="Verdana" fo:font-size="10.5pt" fo:letter-spacing="normal" fo:font-style="normal" fo:font-weight="normal" officeooo:rsid="00133b06" officeooo:paragraph-rsid="00133b06"/>
    </style:style>
    <style:style style:name="P23" style:family="paragraph" style:parent-style-name="Text_20_body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ff3333" style:font-name="Verdana" fo:font-size="10.5pt" fo:letter-spacing="normal" fo:font-style="normal" fo:font-weight="normal" officeooo:rsid="00102652" officeooo:paragraph-rsid="00102652" fo:background-color="transparent" style:font-name-asian="Verdana" style:font-size-asian="10.5pt" style:font-style-asian="normal" style:font-weight-asian="normal"/>
    </style:style>
    <style:style style:name="P24" style:family="paragraph" style:parent-style-name="Text_20_body">
      <style:paragraph-properties fo:margin-left="0cm" fo:margin-right="0cm" fo:text-indent="0cm" style:auto-text-indent="false"/>
    </style:style>
    <style:style style:name="P25" style:family="paragraph" style:parent-style-name="Text_20_body">
      <style:paragraph-properties fo:margin-left="0cm" fo:margin-right="0cm" fo:line-height="100%" fo:text-align="start" style:justify-single-word="false" fo:text-indent="0cm" style:auto-text-indent="false" fo:background-color="#00ccff">
        <style:background-image/>
      </style:paragraph-properties>
      <style:text-properties fo:font-variant="normal" fo:text-transform="none" fo:color="#000000" style:font-name="Verdana" fo:font-size="10.5pt" fo:letter-spacing="normal" fo:font-style="normal" fo:font-weight="normal" officeooo:rsid="00133b06" officeooo:paragraph-rsid="00133b06" fo:background-color="transparent" style:font-name-asian="Verdana" style:font-size-asian="10.5pt" style:font-style-asian="normal" style:font-weight-asian="normal"/>
    </style:style>
    <style:style style:name="T1" style:family="text">
      <style:text-properties style:font-name="Verdana" fo:font-size="10.5pt"/>
    </style:style>
    <style:style style:name="T2" style:family="text">
      <style:text-properties style:font-name="Verdana" fo:font-size="10.5pt" fo:font-style="normal" fo:font-weight="normal"/>
    </style:style>
    <style:style style:name="T3" style:family="text">
      <style:text-properties style:font-name="Verdana" fo:font-size="10.5pt" fo:font-style="normal" fo:font-weight="normal" officeooo:rsid="000be5b4" fo:background-color="transparent" loext:char-shading-value="0"/>
    </style:style>
    <style:style style:name="T4" style:family="text">
      <style:text-properties style:font-name="Verdana" fo:font-size="10.5pt" fo:font-style="normal" fo:font-weight="normal" officeooo:rsid="000e902c" fo:background-color="transparent" loext:char-shading-value="0"/>
    </style:style>
    <style:style style:name="T5" style:family="text">
      <style:text-properties style:font-name="Verdana" fo:font-size="10.5pt" fo:font-style="normal" fo:font-weight="normal" style:font-name-asian="Verdana" style:font-size-asian="10.5pt" style:font-style-asian="normal" style:font-weight-asian="normal"/>
    </style:style>
    <style:style style:name="T6" style:family="text">
      <style:text-properties style:font-name="Verdana" fo:font-size="10.5pt" fo:font-style="normal" fo:font-weight="normal" officeooo:rsid="000b9ee3" style:font-name-asian="Verdana" style:font-size-asian="10.5pt" style:font-style-asian="normal" style:font-weight-asian="normal"/>
    </style:style>
    <style:style style:name="T7" style:family="text">
      <style:text-properties style:font-name="Verdana" fo:font-size="10.5pt" fo:font-style="normal" fo:font-weight="normal" officeooo:rsid="000e902c"/>
    </style:style>
    <style:style style:name="T8" style:family="text">
      <style:text-properties style:font-name="Verdana" fo:font-size="10.5pt" style:font-name-asian="Verdana" style:font-size-asian="10.5pt" style:font-style-asian="normal" style:font-weight-asian="normal"/>
    </style:style>
    <style:style style:name="T9" style:family="text">
      <style:text-properties style:font-name="Verdana" fo:font-size="10.5pt" officeooo:rsid="000b9ee3" style:font-name-asian="Verdana" style:font-size-asian="10.5pt" style:font-style-asian="normal" style:font-weight-asian="normal"/>
    </style:style>
    <style:style style:name="T10" style:family="text">
      <style:text-properties style:font-name="Verdana" fo:font-size="10.5pt" officeooo:rsid="000be5b4" style:font-name-asian="Verdana" style:font-size-asian="10.5pt" style:font-style-asian="normal" style:font-weight-asian="normal"/>
    </style:style>
    <style:style style:name="T11" style:family="text">
      <style:text-properties style:font-name="Verdana" fo:font-size="10.5pt" officeooo:rsid="000c4a25" style:font-name-asian="Verdana" style:font-size-asian="10.5pt" style:font-style-asian="normal" style:font-weight-asian="normal"/>
    </style:style>
    <style:style style:name="T12" style:family="text">
      <style:text-properties style:font-name="Verdana" fo:font-size="10.5pt" officeooo:rsid="000d55d3" style:font-name-asian="Verdana" style:font-size-asian="10.5pt" style:font-style-asian="normal" style:font-weight-asian="normal"/>
    </style:style>
    <style:style style:name="T13" style:family="text">
      <style:text-properties style:font-name="Verdana" fo:font-size="10.5pt" officeooo:rsid="000f4a4a" style:font-name-asian="Verdana" style:font-size-asian="10.5pt" style:font-style-asian="normal" style:font-weight-asian="normal"/>
    </style:style>
    <style:style style:name="T14" style:family="text">
      <style:text-properties style:font-name-asian="Verdana" style:font-size-asian="10.5pt" style:font-style-asian="normal" style:font-weight-asian="normal"/>
    </style:style>
    <style:style style:name="T15" style:family="text">
      <style:text-properties officeooo:rsid="000b9ee3" style:font-name-asian="Verdana" style:font-size-asian="10.5pt" style:font-style-asian="normal" style:font-weight-asian="normal"/>
    </style:style>
    <style:style style:name="T16" style:family="text">
      <style:text-properties officeooo:rsid="000f4a4a" style:font-name-asian="Verdana" style:font-size-asian="10.5pt" style:font-style-asian="normal" style:font-weight-asian="normal"/>
    </style:style>
    <style:style style:name="T17" style:family="text">
      <style:text-properties officeooo:rsid="00115248" style:font-name-asian="Verdana" style:font-size-asian="10.5pt" style:font-style-asian="normal" style:font-weight-asian="normal"/>
    </style:style>
    <style:style style:name="T18" style:family="text">
      <style:text-properties officeooo:rsid="001513e0" style:font-name-asian="Verdana" style:font-size-asian="10.5pt" style:font-style-asian="normal" style:font-weight-asian="normal"/>
    </style:style>
    <style:style style:name="T19" style:family="text">
      <style:text-properties officeooo:rsid="000b9ee3"/>
    </style:style>
    <style:style style:name="T20" style:family="text">
      <style:text-properties officeooo:rsid="000e902c"/>
    </style:style>
    <style:style style:name="T21" style:family="text">
      <style:text-properties officeooo:rsid="00118cc3"/>
    </style:style>
    <style:style style:name="T22" style:family="text">
      <style:text-properties officeooo:rsid="00133b06" fo:background-color="transparent" loext:char-shading-value="0" style:font-name-asian="Verdana" style:font-size-asian="10.5pt" style:font-style-asian="normal" style:font-weight-asian="normal"/>
    </style:style>
    <style:style style:name="T23" style:family="text">
      <style:text-properties officeooo:rsid="001513e0" fo:background-color="transparent" loext:char-shading-value="0" style:font-name-asian="Verdana" style:font-size-asian="10.5pt" style:font-style-asian="normal" style:font-weight-asian="normal"/>
    </style:style>
    <style:style style:name="T24" style:family="text">
      <style:text-properties fo:color="#ff3333"/>
    </style:style>
    <style:style style:name="T25" style:family="text">
      <style:text-properties style:font-name="Courier New" fo:font-size="9pt"/>
    </style:style>
    <style:style style:name="T26" style:family="text">
      <style:text-properties style:font-name="Courier New" fo:font-size="9pt" officeooo:rsid="001513e0"/>
    </style:style>
    <text:list-style style:name="L1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9">1.如何对 Android 应用进行性能分析</text:span></text:p>
      <text:p text:style-name="P2"><text:span text:style-name="T1">android </text:span><text:span text:style-name="T14">性能主要之响应速度</text:span><text:span text:style-name="T15">(方法运行时间)</text:span><text:span text:style-name="T14"> 和</text:span><text:span text:style-name="T1">UI</text:span><text:span text:style-name="T14">刷新速度。</text:span></text:p>
      <text:p text:style-name="P2"><text:span text:style-name="T14">函数耗时</text:span><text:span text:style-name="T15">：用TraceView（android sdk自带，eclipse ddms就有），Systrace</text:span></text:p>
      <text:p text:style-name="P16"><text:span text:style-name="T2">UI</text:span><text:span text:style-name="T14">布局</text:span><text:span text:style-name="T15">耗时:</text:span><text:span text:style-name="T2">Hierarchy Viewer</text:span><text:span text:style-name="T5">,</text:span><text:span text:style-name="T6">可以看到View Tree，以及每个View的Measure,Layout,Draw的用时,ms级别。</text:span></text:p>
      <text:p text:style-name="P12"><text:span text:style-name="T10">２</text:span><text:span text:style-name="T9">.什么情况下导致内存泄露</text:span><text:span text:style-name="T10">(Memory Leak)</text:span></text:p>
      <text:p text:style-name="P3"><text:span text:style-name="T10">根本原因:长生命周期对象持有短生命周期的对象，导致短生命周期对象无法及时释放。</text:span></text:p>
      <text:p text:style-name="P3"><text:span text:style-name="T13">1.</text:span><text:span text:style-name="T10">广播没有unregisterReceiver</text:span><text:span text:style-name="T11">。</text:span></text:p>
      <text:p text:style-name="P4"><text:span text:style-name="T13">2.</text:span><text:span text:style-name="T9">开线程</text:span><text:span text:style-name="T8">new Thread,当线程没有执行结束时，activity不会被回收。</text:span><text:span text:style-name="T11">可以调用stop()，但不推荐。</text:span></text:p>
      <text:p text:style-name="P4"><text:span text:style-name="T13">3.</text:span><text:span text:style-name="T11">开定时器new Timer,onDestory中记得cancle()。</text:span></text:p>
      <text:p text:style-name="P4"><text:span text:style-name="T13">4.</text:span><text:span text:style-name="T11">无限循环动画在</text:span><text:span text:style-name="T12">Activity退出时没停止。</text:span></text:p>
      <text:p text:style-name="P10">5.new MediaPlayer().stop()</text:p>
      <text:p text:style-name="P4"><text:span text:style-name="T17">6</text:span><text:span text:style-name="T16">.</text:span><text:span text:style-name="T14">各种数据链接没有关闭，数据库</text:span><text:span text:style-name="T1">contentprovider</text:span><text:span text:style-name="T14">，</text:span><text:span text:style-name="T1">io</text:span><text:span text:style-name="T14">，</text:span><text:span text:style-name="T1">sokect</text:span><text:span text:style-name="T14">等。</text:span><text:span text:style-name="T1">cursor</text:span><text:span text:style-name="T12">。</text:span></text:p>
      <text:p text:style-name="P4"><text:span text:style-name="T17">7</text:span><text:span text:style-name="T16">.</text:span><text:span text:style-name="T14">静态集合 这些集合没有及时</text:span><text:span text:style-name="T1">setnull</text:span><text:span text:style-name="T14">的话，就会一直持有这些对象。</text:span></text:p>
      <text:p text:style-name="P13"><text:span text:style-name="T12">３.如何避免内存溢出</text:span><text:span text:style-name="T8">(OOM:out of memory)</text:span></text:p>
      <text:p text:style-name="P5"><text:span text:style-name="T8">一般情况下192M为上限。</text:span></text:p>
      <text:p text:style-name="P9"><text:span text:style-name="T13">1.</text:span><text:span text:style-name="T8">减少Bitmap的内存占用</text:span></text:p>
      <text:p text:style-name="P20">避免在android里面使用Enum。</text:p>
      <text:p text:style-name="P18">nSampleSize：缩放比例，在把图片载入内存之前，我们需要先计算出一个合适的缩放比例，避免不必要的大图载入。</text:p>
      <text:p text:style-name="P18">decode format：解码格式，选择ARGB_8888/RBG_565/ARGB_4444/ALPHA_8，存在很大差异。</text:p>
      <text:p text:style-name="P18">减少资源图片的大小<text:span text:style-name="T21">。</text:span></text:p>
      <text:p text:style-name="P23">2.内存对象的重复使用</text:p>
      <text:p text:style-name="P17"><text:span text:style-name="T3">listview/gridview/recycleview contentview的复用</text:span><text:span text:style-name="T4">。</text:span></text:p>
      <text:p text:style-name="P17">避免在<text:span text:style-name="T2">ondraw</text:span>方法里面 <text:span text:style-name="T2">new</text:span>对象<text:span text:style-name="T20">。</text:span></text:p>
      <text:p text:style-name="P17"><text:span text:style-name="T2">StringBuilder </text:span>代替<text:span text:style-name="T7">String的+。</text:span></text:p>
      <text:p text:style-name="P19"><text:span text:style-name="T7">inBitmap 属性对于内存对象的复用ARGB_8888/RBG_565/ARGB_4444/ALPHA_8这个方法在某些条件下非常有用，比如要加载上千张图片的时候。</text:span></text:p>
      <text:p text:style-name="P25">4.ANR 是什么？怎样避免和解决 ANR</text:p>
      <text:p text:style-name="P21"><text:span text:style-name="T22">ANR:</text:span>Application Not Responding</text:p>
      <text:p text:style-name="P22">三种类型：</text:p>
      <text:p text:style-name="P22">1）. <text:span text:style-name="T24">KeyDispatchTimeout</text:span>(5 seconds) --主要类型按键或触摸事件在特定时间内无响应</text:p>
      <text:p text:style-name="P22">2）. <text:span text:style-name="T24">BroadcastTimeout</text:span>(10 seconds) --BroadcastReceiver在特定时间内无法处理完成</text:p>
      <text:p text:style-name="P22">3）. <text:span text:style-name="T24">ServiceTimeout</text:span>(20 seconds) --小概率类型 Service在特定的时间内无法处理完成</text:p>
      <text:p text:style-name="P6">避免ANR:</text:p>
      <text:p text:style-name="P6">避免在UI线程，Broadcast,Service主线程中进行耗时操作（处理复杂的逻辑与运算）。而是开子线程处理。</text:p>
      <text:p text:style-name="P6"><text:span text:style-name="T14">使用</text:span><text:span text:style-name="T1">handler</text:span><text:span text:style-name="T14">来处理</text:span><text:span text:style-name="T1">UI thread &amp; workthread</text:span><text:span text:style-name="T14">的交互。</text:span></text:p>
      <text:p text:style-name="P6"><text:span text:style-name="T14">解决</text:span><text:span text:style-name="T18">ANR:</text:span></text:p>
      <text:p text:style-name="P7"><text:span text:style-name="T23">先看log.例如cpu在进行大量的io操作，</text:span><text:span text:style-name="T25">ActivityManager( <text:s/>220): 100%TOTAL: 4.8% user + 7.6% kernel + 87% iowait</text:span><text:span text:style-name="T26">。</text:span></text:p>
      <text:p text:style-name="P14">5.Android线程间通信</text:p>
      <text:p text:style-name="P8">1.共享变量(内存)</text:p>
      <text:p text:style-name="P8">2.handler机制</text:p>
      <text:p text:style-name="P14">6.Android进程间通信</text:p>
      <text:p text:style-name="P8">1.binder</text:p>
      <text:p text:style-name="P8"><text:soft-page-break/>2.管道</text:p>
      <text:p text:style-name="P24"><text:line-break/></text:p>
      <text:p text:style-name="P6"/>
      <text:p text:style-name="P15"><text:span text:style-name="T6"/></text:p>
      <text:p text:style-name="P1"><text:span text:style-name="T14"/></text:p>
      <text:p text:style-name="P1"><text:span text:style-name="T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Helvetica Neue" svg:font-family="'Helvetica Neue', Helvetica, Arial, sans-serif"/>
    <style:font-face style:name="Verdana" svg:font-family="Verdana, Arial, Helvetica, sans-serif"/>
    <style:font-face style:name="arial" svg:font-family="arial"/>
    <style:font-face style:name="Monospace" svg:font-family="Monospace" style:font-family-generic="roman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roid Sans Fallback" style:font-family-complex="'Droid Sans Fallback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8T17:15:33.540325185</meta:creation-date>
    <dc:date>2016-12-28T18:12:11.473459541</dc:date>
    <meta:editing-duration>PT56M14S</meta:editing-duration>
    <meta:editing-cycles>13</meta:editing-cycles>
    <meta:generator>LibreOffice/4.2.8.2$Linux_X86_64 LibreOffice_project/420m0$Build-2</meta:generator>
    <meta:document-statistic meta:table-count="0" meta:image-count="0" meta:object-count="0" meta:page-count="2" meta:paragraph-count="43" meta:word-count="666" meta:character-count="1398" meta:non-whitespace-character-count="1346"/>
  </office:meta>
</office:document-meta>
</file>